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8.795cm" table:align="margins"/>
    </style:style>
    <style:style style:name="Table1.A" style:family="table-column">
      <style:table-column-properties style:column-width="1.411cm" style:rel-column-width="10515*"/>
    </style:style>
    <style:style style:name="Table1.B" style:family="table-column">
      <style:table-column-properties style:column-width="7.384cm" style:rel-column-width="5502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8.795cm" fo:break-before="column" table:align="margins"/>
    </style:style>
    <style:style style:name="Table2.A" style:family="table-column">
      <style:table-column-properties style:column-width="1.693cm" style:rel-column-width="12618*"/>
    </style:style>
    <style:style style:name="Table2.B" style:family="table-column">
      <style:table-column-properties style:column-width="7.101cm" style:rel-column-width="5291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background-color="#00ff00"/>
    </style:style>
    <style:style style:name="P3" style:family="paragraph" style:parent-style-name="Table_20_Contents">
      <style:text-properties fo:color="#b3b300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normal" fo:background-color="#00ff00" style:font-weight-asian="normal" style:font-weight-complex="normal"/>
    </style:style>
    <style:style style:name="P6" style:family="paragraph" style:parent-style-name="Table_20_Contents">
      <style:text-properties fo:background-color="#00ff00"/>
    </style:style>
    <style:style style:name="T1" style:family="text">
      <style:text-properties fo:background-color="#00ff00"/>
    </style:style>
    <style:style style:name="T2" style:family="text">
      <style:text-properties fo:color="#33cc66"/>
    </style:style>
    <style:style style:name="T3" style:family="text">
      <style:text-properties fo:color="#b3b3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10:00</text:p>
          </table:table-cell>
          <table:table-cell table:style-name="Table1.B1" office:value-type="string">
            <text:p text:style-name="P1">Block 1</text:p>
            <text:p text:style-name="P4"/>
            <text:p text:style-name="P5">c010-intro</text:p>
            <text:p text:style-name="Table_20_Contents">** Ruby-Elementar 30min <text:span text:style-name="T2">&lt;&lt;SV&gt;&gt;</text:span></text:p>
            <text:p text:style-name="Table_20_Contents">* Zahlen, Strings </text:p>
            <text:p text:style-name="Table_20_Contents">* Variablen </text:p>
            <text:p text:style-name="Table_20_Contents">* Methoden </text:p>
            <text:p text:style-name="Table_20_Contents">* °#! irb </text:p>
            <text:p text:style-name="Table_20_Contents"/>
            <text:p text:style-name="Table_20_Contents">** Ruby-OO 40min <text:span text:style-name="T2">&lt;&lt;SV&gt;&gt;</text:span></text:p>
            <text:p text:style-name="P2">c020-simple-oo</text:p>
            <text:p text:style-name="Table_20_Contents">* Klassen </text:p>
            <text:p text:style-name="Table_20_Contents">* Klassenvariablen, -methoden </text:p>
            <text:p text:style-name="Table_20_Contents">* Reflection: methods, instance_methods, ... </text:p>
            <text:p text:style-name="Table_20_Contents"/>
            <text:p text:style-name="Table_20_Contents">** Iteratoren, Blöcke, Kontrollstrukturen <text:s/>40min <text:span text:style-name="T2">&lt;&lt;??&gt;&gt;</text:span></text:p>
            <text:p text:style-name="Table_20_Contents">* Blöcke </text:p>
            <text:p text:style-name="Table_20_Contents">* Syntax der Kontrollstrukturen if, case, while, </text:p>
            <text:p text:style-name="Table_20_Contents">* °#! Var-Gültigkeit, Closures </text:p>
            <text:p text:style-name="Table_20_Contents">* °#! Iteratoren </text:p>
            <text:p text:style-name="Table_20_Contents">* catch/try, Exceptions </text:p>
            <text:p text:style-name="P2">c050-exceptions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2:00</text:p>
          </table:table-cell>
          <table:table-cell table:style-name="Table1.B2" office:value-type="string">
            <text:p text:style-name="P1">Mittagspause</text:p>
          </table:table-cell>
        </table:table-row>
        <table:table-row>
          <table:table-cell table:style-name="Table1.A2" office:value-type="string">
            <text:p text:style-name="Table_20_Contents">13:00</text:p>
          </table:table-cell>
          <table:table-cell table:style-name="Table1.B2" office:value-type="string">
            <text:p text:style-name="Table_20_Contents">++++ Block2 (3 Std) ++++ </text:p>
            <text:p text:style-name="Table_20_Contents">"ruby-objektmodell.tex" </text:p>
            <text:p text:style-name="Table_20_Contents"><text:s text:c="3"/>Ruby-Objektmodel 90min <text:s/>&lt;&lt;SV&gt;&gt; </text:p>
            <text:p text:style-name="Table_20_Contents"/>
            <text:p text:style-name="Table_20_Contents">** Ruby-Standard-Objektmodel 30min </text:p>
            <text:p text:style-name="Table_20_Contents">* Vererbung, Superklasse, </text:p>
            <text:p text:style-name="Table_20_Contents">* °#! Modules, Module-Mixin </text:p>
            <text:p text:style-name="Table_20_Contents"/>
            <text:p text:style-name="Table_20_Contents">+ einmal Durchatmen + </text:p>
            <text:p text:style-name="Table_20_Contents"/>
            <text:p text:style-name="Table_20_Contents">** Ruby-Spezialitäten im Objektmodell 60min <text:span text:style-name="T2">&lt;&lt;SV&gt;&gt;</text:span></text:p>
            <text:p text:style-name="Table_20_Contents">* °#! Eigenklasse </text:p>
            <text:p text:style-name="P2">c110-eigenclass</text:p>
            <text:p text:style-name="Table_20_Contents">obj &lt;&lt; Eigenklasse &lt; Klasse </text:p>
            <text:p text:style-name="Table_20_Contents">* °° Exceptions definieren </text:p>
            <text:p text:style-name="Table_20_Contents"/>
            <text:p text:style-name="Table_20_Contents">++ Minipause 10min ++ </text:p>
            <text:p text:style-name="Table_20_Contents"/>
            <text:p text:style-name="Table_20_Contents">** Meta-Programmierung 80min <text:span text:style-name="T2">&lt;&lt;??&gt;&gt;</text:span></text:p>
            <text:p text:style-name="Table_20_Contents">* °#! method_missing, </text:p>
            <text:p text:style-name="Table_20_Contents">* const_missing </text:p>
            <text:p text:style-name="Table_20_Contents">* °#! define_method, ...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6:00</text:p>
          </table:table-cell>
          <table:table-cell table:style-name="Table1.B2" office:value-type="string">
            <text:p text:style-name="Table_20_Contents">++++ <text:s/>Block3 (2 Std) ++++ </text:p>
            <text:p text:style-name="Table_20_Contents"/>
            <text:p text:style-name="Table_20_Contents">** Threads/Fiber 20min </text:p>
            <text:p text:style-name="Table_20_Contents">* </text:p>
            <text:p text:style-name="P2">c200-threads</text:p>
            <text:p text:style-name="P2">c210-fiber</text:p>
            <text:p text:style-name="Table_20_Contents"/>
            <text:p text:style-name="Table_20_Contents">** Weiteres 60min </text:p>
            <text:p text:style-name="Table_20_Contents">* °° Proc#binding </text:p>
            <text:p text:style-name="Table_20_Contents">* ObjectSpace </text:p>
            <text:p text:style-name="Table_20_Contents"/>
            <text:p text:style-name="Table_20_Contents">** Fragen und Antworten 30min </text:p>
          </table:table-cell>
        </table:table-row>
        <table:table-row>
          <table:table-cell table:style-name="Table1.A2" office:value-type="string">
            <text:p text:style-name="Table_20_Contents">18:00</text:p>
          </table:table-cell>
          <table:table-cell table:style-name="Table1.B2" office:value-type="string">
            <text:p text:style-name="Table_20_Contents">Schluß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Table_20_Contents">10:00</text:p>
          </table:table-cell>
          <table:table-cell table:style-name="Table2.B1" office:value-type="string">
            <text:p text:style-name="Table_20_Contents">++++ Block1 <text:s/>2 Std ++++ </text:p>
            <text:p text:style-name="Table_20_Contents"/>
            <text:p text:style-name="Table_20_Contents">** Bibliotheken, Testunterstützung </text:p>
            <text:p text:style-name="P2">c510-rubygems</text:p>
            <text:p text:style-name="Table_20_Contents">* rubygems 30min &lt;&lt;THO&gt;&gt; </text:p>
            <text:p text:style-name="Table_20_Contents"><text:s text:c="2"/>cmd-Zeile, Versions-Bedingungen, Quellen im Netz </text:p>
            <text:p text:style-name="Table_20_Contents">* °== Test::Unit 20min &lt;&lt;THO&gt;&gt;</text:p>
            <text:p text:style-name="Table_20_Contents"><text:span text:style-name="T1">c520-testunit</text:span> </text:p>
            <text:p text:style-name="Table_20_Contents"><text:s text:c="2"/>°?? Metaprog-Aspekte </text:p>
            <text:p text:style-name="Table_20_Contents">* °#! RSpec 40min &lt;&lt;SV&gt;&gt; </text:p>
            <text:p text:style-name="P3">c530-rspec</text:p>
            <text:p text:style-name="Table_20_Contents"><text:s text:c="2"/>°== Metaprog-Aspekte </text:p>
            <text:p text:style-name="Table_20_Contents">* °== Logging 10min &lt;&lt;THO&gt;&gt; </text:p>
            <text:p text:style-name="P2">c540-logging</text:p>
            <text:p text:style-name="Table_20_Contents">* °° <text:s/>Debugger </text:p>
            <text:p text:style-name="P2">c550-debugger</text:p>
            <text:p text:style-name="Table_20_Contents">* °?? Facets &lt;&lt;SV&gt;&gt; </text:p>
          </table:table-cell>
        </table:table-row>
        <table:table-row>
          <table:table-cell table:style-name="Table2.A2" office:value-type="string">
            <text:p text:style-name="Table_20_Contents">12:00</text:p>
          </table:table-cell>
          <table:table-cell table:style-name="Table2.B2" office:value-type="string">
            <text:p text:style-name="Table_20_Contents">-- Mittagspause --</text:p>
          </table:table-cell>
        </table:table-row>
        <table:table-row>
          <table:table-cell table:style-name="Table2.A2" office:value-type="string">
            <text:p text:style-name="Table_20_Contents">13:00</text:p>
          </table:table-cell>
          <table:table-cell table:style-name="Table2.B2" office:value-type="string">
            <text:p text:style-name="Table_20_Contents">++++ Block2 <text:s/>3 Std ++++ </text:p>
            <text:p text:style-name="Table_20_Contents"><text:s text:c="3"/>Anwendung in Rails und anderen Bibliotheken </text:p>
            <text:p text:style-name="Table_20_Contents"/>
            <text:p text:style-name="Table_20_Contents">** °#! Rails 90min &lt;&lt;THO&gt;&gt; </text:p>
            <text:p text:style-name="Table_20_Contents">* <text:s/>Scaffolding, falls Anfänger da sind </text:p>
            <text:p text:style-name="Table_20_Contents">* <text:s/>Anwendung von Metaprogrammierung in AR 20min &lt;&lt;SV&gt;&gt; </text:p>
            <text:p text:style-name="Table_20_Contents">* <text:s/>Zusammenspiel von Controller und Views 20min&lt;&lt;SV&gt;&gt; </text:p>
            <text:p text:style-name="Table_20_Contents">* <text:s/>Fragen zu Ruby-Aspekten von Rails </text:p>
            <text:p text:style-name="Table_20_Contents"/>
            <text:p text:style-name="Table_20_Contents">++ Minipause 10min ++ </text:p>
            <text:p text:style-name="Table_20_Contents"/>
            <text:p text:style-name="Table_20_Contents">** °<text:span text:style-name="T3">?????</text:span>== Datamapper/Merb 30min &lt;&lt;SV&gt;&gt; </text:p>
            <text:p text:style-name="Table_20_Contents"/>
            <text:p text:style-name="Table_20_Contents">** °°? Desktop-GUI-Programmierung 30min &lt;&lt;SV&gt;&gt; </text:p>
            <text:p text:style-name="Table_20_Contents">* °° Tk, Wx, reactive <text:s/>&lt;&lt;SV&gt;&gt; </text:p>
            <text:p text:style-name="Table_20_Contents">* °° Fx <text:s/>&lt;&lt;THO&gt;&gt; </text:p>
            <text:p text:style-name="P2">c690-fxruby</text:p>
          </table:table-cell>
        </table:table-row>
        <table:table-row>
          <table:table-cell table:style-name="Table2.A2" office:value-type="string">
            <text:p text:style-name="Table_20_Contents">16:00</text:p>
          </table:table-cell>
          <table:table-cell table:style-name="Table2.B2" office:value-type="string">
            <text:p text:style-name="Table_20_Contents">++++ Block3 <text:s/>2 Std ++++ </text:p>
            <text:p text:style-name="Table_20_Contents"/>
            <text:p text:style-name="Table_20_Contents">** Implementierungen, 50min </text:p>
            <text:p text:style-name="P2">c700-ruby19</text:p>
            <text:p text:style-name="Table_20_Contents">* 1.8 &lt;=&gt; 1.9.1 30min &lt;&lt;??&gt;&gt; </text:p>
            <text:p text:style-name="Table_20_Contents"><text:s text:c="2"/>Hash-Syntax, Encodings, fileutis, gems fehlen </text:p>
            <text:p text:style-name="Table_20_Contents">* °== JRuby 15min &lt;&lt;SV&gt;&gt; </text:p>
            <text:p text:style-name="Table_20_Contents">* °° andere Imple: Rubinius </text:p>
            <text:p text:style-name="Table_20_Contents"/>
            <text:p text:style-name="Table_20_Contents">** Referenzen 30min <text:span text:style-name="T2">&lt;&lt;beide&gt;&gt;</text:span></text:p>
            <text:p text:style-name="Table_20_Contents">* IDEs 15min </text:p>
            <text:p text:style-name="P2">c780-quellen</text:p>
            <text:p text:style-name="Table_20_Contents">* Bücher </text:p>
            <text:p text:style-name="Table_20_Contents">* Webseiten, Blogs </text:p>
            <text:p text:style-name="Table_20_Contents"/>
            <text:p text:style-name="Table_20_Contents">** Fragen und Antworten 40min </text:p>
          </table:table-cell>
        </table:table-row>
        <table:table-row>
          <table:table-cell table:style-name="Table2.A2" office:value-type="string">
            <text:p text:style-name="Table_20_Contents">18:00</text:p>
          </table:table-cell>
          <table:table-cell table:style-name="Table2.B2" office:value-type="string">
            <text:p text:style-name="Table_20_Contents">Schluß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Thomas Preymesser</meta:initial-creator>
    <meta:creation-date>2009-06-30T11:25:43</meta:creation-date>
    <dc:creator>Thomas Preymesser</dc:creator>
    <dc:date>2009-07-02T00:28:41</dc:date>
    <meta:editing-cycles>11</meta:editing-cycles>
    <meta:editing-duration>PT4H44M52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101" meta:word-count="259" meta:character-count="2233"/>
  </office:meta>
</office:document-meta>
</file>